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adornments="Regular" style:font-family-generic="swiss" style:font-pitch="variable"/>
    <style:font-face style:name="Georgia" svg:font-family="Georgia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 style:master-page-name="Standard">
      <loext:graphic-properties draw:fill="none" draw:fill-color="#ffffff"/>
      <style:paragraph-properties style:page-number="1" fo:background-color="transparent" fo:padding="0cm" fo:border="none" style:shadow="none" style:join-border="false"/>
    </style:style>
    <style:style style:name="P2" style:family="paragraph" style:parent-style-name="normal">
      <loext:graphic-properties draw:fill="none" draw:fill-color="#ffffff"/>
      <style:paragraph-properties fo:background-color="transparent" fo:padding="0cm" fo:border="none" style:shadow="none" style:join-border="false"/>
      <style:text-properties fo:font-size="11pt" style:font-size-asian="11pt" style:font-size-complex="11pt"/>
    </style:style>
    <style:style style:name="P3" style:family="paragraph" style:parent-style-name="normal">
      <loext:graphic-properties draw:fill="none" draw:fill-color="#ffffff"/>
      <style:paragraph-properties fo:background-color="transparent" fo:padding="0cm" fo:border="none" style:shadow="none" style:join-border="false"/>
      <style:text-properties officeooo:rsid="0010628f" officeooo:paragraph-rsid="0010628f"/>
    </style:style>
    <style:style style:name="P4" style:family="paragraph" style:parent-style-name="normal">
      <loext:graphic-properties draw:fill="none" draw:fill-color="#ffffff"/>
      <style:paragraph-properties fo:background-color="transparent" fo:padding="0cm" fo:border="none" style:shadow="none" style:join-border="false"/>
      <style:text-properties officeooo:rsid="000fc2f4" officeooo:paragraph-rsid="000fc2f4"/>
    </style:style>
    <style:style style:name="P5" style:family="paragraph" style:parent-style-name="normal">
      <loext:graphic-properties draw:fill="none" draw:fill-color="#ffffff"/>
      <style:paragraph-properties fo:background-color="transparent" fo:padding="0cm" fo:border="none" style:shadow="none" style:join-border="false"/>
      <style:text-properties officeooo:paragraph-rsid="00261a8e"/>
    </style:style>
    <style:style style:name="P6" style:family="paragraph" style:parent-style-name="normal">
      <loext:graphic-properties draw:fill="none" draw:fill-color="#ffffff"/>
      <style:paragraph-properties fo:background-color="transparent" fo:padding="0cm" fo:border="none" style:shadow="none" style:join-border="false"/>
    </style:style>
    <style:style style:name="P7" style:family="paragraph" style:parent-style-name="normal">
      <loext:graphic-properties draw:fill="none" draw:fill-color="#ffffff"/>
      <style:paragraph-properties fo:margin-top="0cm" fo:margin-bottom="0.388cm" style:contextual-spacing="false" fo:line-height="100%" fo:background-color="transparent" fo:padding="0cm" fo:border="none" style:shadow="none" style:join-border="false"/>
    </style:style>
    <style:style style:name="P8" style:family="paragraph" style:parent-style-name="normal" style:list-style-name="WWNum1">
      <loext:graphic-properties draw:fill="none" draw:fill-color="#ffffff"/>
      <style:paragraph-properties fo:margin-left="1.058cm" fo:text-indent="-0.635cm" style:auto-text-indent="false" fo:background-color="transparent" fo:padding="0cm" fo:border="none" style:shadow="none" style:join-border="false"/>
    </style:style>
    <style:style style:name="P9" style:family="paragraph" style:parent-style-name="normal">
      <loext:graphic-properties draw:fill="none" draw:fill-color="#ffffff"/>
      <style:paragraph-properties fo:background-color="transparent" fo:padding="0cm" fo:border="none" style:shadow="none" style:join-border="false"/>
      <style:text-properties officeooo:paragraph-rsid="002f2e8d"/>
    </style:style>
    <style:style style:name="P10" style:family="paragraph" style:parent-style-name="normal">
      <loext:graphic-properties draw:fill="none" draw:fill-color="#ffffff"/>
      <style:paragraph-properties fo:text-align="end" style:justify-single-word="false" fo:background-color="transparent" fo:padding="0cm" fo:border="none" style:shadow="none" style:join-border="false"/>
      <style:text-properties officeooo:paragraph-rsid="002f2e8d"/>
    </style:style>
    <style:style style:name="P11" style:family="paragraph" style:parent-style-name="normal">
      <loext:graphic-properties draw:fill="none" draw:fill-color="#ffffff"/>
      <style:paragraph-properties fo:text-align="end" style:justify-single-word="false" fo:background-color="transparent" fo:padding="0cm" fo:border="none" style:shadow="none" style:join-border="false"/>
      <style:text-properties fo:font-size="11pt" style:font-size-asian="11pt" style:font-size-complex="11pt"/>
    </style:style>
    <style:style style:name="P12" style:family="paragraph" style:parent-style-name="normal">
      <loext:graphic-properties draw:fill="none" draw:fill-color="#ffffff"/>
      <style:paragraph-properties fo:text-align="end" style:justify-single-word="false" fo:background-color="transparent" fo:padding="0cm" fo:border="none" style:shadow="none" style:join-border="false"/>
    </style:style>
    <style:style style:name="P13" style:family="paragraph" style:parent-style-name="normal">
      <loext:graphic-properties draw:fill="none" draw:fill-color="#ffffff"/>
      <style:paragraph-properties fo:background-color="transparent" fo:padding="0cm" fo:border="none" style:shadow="none" style:join-border="false"/>
      <style:text-properties officeooo:rsid="0014878f" officeooo:paragraph-rsid="0014878f"/>
    </style:style>
    <style:style style:name="P14" style:family="paragraph" style:parent-style-name="normal">
      <loext:graphic-properties draw:fill="none" draw:fill-color="#ffffff"/>
      <style:paragraph-properties fo:background-color="transparent" fo:padding="0cm" fo:border="none" style:shadow="none" style:join-border="false"/>
      <style:text-properties fo:font-size="11pt" officeooo:rsid="0011de4a" officeooo:paragraph-rsid="0011de4a" style:font-size-asian="11pt" style:font-size-complex="11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2" style:font-size-asian="11pt" style:font-style-asian="normal" style:font-weight-asian="normal" style:font-name-complex="Arial2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261a8e" style:font-size-asian="11pt" style:font-size-complex="11pt"/>
    </style:style>
    <style:style style:name="T4" style:family="text">
      <style:text-properties fo:font-size="11pt" officeooo:rsid="00074df8" style:font-size-asian="11pt" style:font-size-complex="11pt"/>
    </style:style>
    <style:style style:name="T5" style:family="text">
      <style:text-properties fo:font-size="13pt" fo:font-weight="bold" style:font-size-asian="13pt" style:font-weight-asian="bold" style:font-size-complex="13pt"/>
    </style:style>
    <style:style style:name="T6" style:family="text">
      <style:text-properties fo:font-size="11pt" fo:font-weight="bold" style:font-size-asian="11pt" style:font-weight-asian="bold" style:font-size-complex="11pt"/>
    </style:style>
    <style:style style:name="T7" style:family="text">
      <style:text-properties fo:font-size="11pt" officeooo:rsid="00097976" style:font-size-asian="11pt" style:font-size-complex="11pt"/>
    </style:style>
    <style:style style:name="T8" style:family="text">
      <style:text-properties fo:font-size="11pt" officeooo:rsid="0009ddd2" style:font-size-asian="11pt" style:font-size-complex="11pt"/>
    </style:style>
    <style:style style:name="T9" style:family="text">
      <style:text-properties fo:font-size="11pt" officeooo:rsid="00362320" style:font-size-asian="11pt" style:font-size-complex="11pt"/>
    </style:style>
    <style:style style:name="T10" style:family="text">
      <style:text-properties fo:font-size="11pt" officeooo:rsid="000b50e4" style:font-size-asian="11pt" style:font-size-complex="11pt"/>
    </style:style>
    <style:style style:name="T11" style:family="text">
      <style:text-properties fo:font-size="11pt" officeooo:rsid="00347a18" style:font-size-asian="11pt" style:font-size-complex="11pt"/>
    </style:style>
    <style:style style:name="T12" style:family="text">
      <style:text-properties fo:font-size="11pt" officeooo:rsid="000cfbd7" style:font-size-asian="11pt" style:font-size-complex="11pt"/>
    </style:style>
    <style:style style:name="T13" style:family="text">
      <style:text-properties fo:font-size="11pt" officeooo:rsid="002048e8" style:font-size-asian="11pt" style:font-size-complex="11pt"/>
    </style:style>
    <style:style style:name="T14" style:family="text">
      <style:text-properties officeooo:rsid="0020c620"/>
    </style:style>
    <style:style style:name="T15" style:family="text">
      <style:text-properties officeooo:rsid="0013b65b"/>
    </style:style>
    <style:style style:name="T16" style:family="text">
      <style:text-properties fo:color="#0000ee" loext:opacity="100%" fo:font-size="11pt" style:text-underline-style="solid" style:text-underline-width="auto" style:text-underline-color="font-color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/></text:p>
      <text:p text:style-name="P2" loext:marker-style-name="T2"/>
      <text:p text:style-name="P3" loext:marker-style-name="T2"><text:span text:style-name="T2">To,</text:span></text:p>
      <text:p text:style-name="P2" loext:marker-style-name="T2"/>
      <text:p text:style-name="P4" loext:marker-style-name="T2"><text:span text:style-name="T2">Maharajas Technological Institute,Thrissur</text:span></text:p>
      <text:p text:style-name="P2" loext:marker-style-name="T2"/>
      <text:p text:style-name="P5" loext:marker-style-name="T2"><text:span text:style-name="T2">Subject: Consent for Internship Participation</text:span></text:p>
      <text:p text:style-name="P5" loext:marker-style-name="T2"><text:span text:style-name="T3">Respected</text:span><text:span text:style-name="T2"> </text:span><text:span text:style-name="T4">Maya </text:span><text:span text:style-name="T3">Tr</text:span><text:span text:style-name="T2">,</text:span></text:p>
      <text:p text:style-name="P2" loext:marker-style-name="T2"/>
      <text:p text:style-name="P6" loext:marker-style-name="T2"><text:span text:style-name="T2">I, </text:span><text:span text:style-name="T4">Bindhu Bose</text:span><text:span text:style-name="T2">, am the parent of </text:span><text:span text:style-name="T4">Allen Bose</text:span><text:span text:style-name="T2">, a student at </text:span><text:span text:style-name="T4">MTI</text:span><text:span text:style-name="T2"> and a participant in the internship program offered by </text:span><text:span text:style-name="T4">GrapesGenix</text:span><text:span text:style-name="T2">.</text:span></text:p>
      <text:p text:style-name="P2" loext:marker-style-name="T2"/>
      <text:p text:style-name="P7" loext:marker-style-name="T5"><text:span text:style-name="T5">I hereby give my full consent for my child to participate in the internship program as outlined below:</text:span><text:span text:style-name="T5"/></text:p>
      <text:list text:style-name="WWNum1">
        <text:list-item>
          <text:p text:style-name="P8"><text:span text:style-name="T6">Internship Title:</text:span><text:span text:style-name="T2"> </text:span><text:span text:style-name="T4">MERN Stack Developer</text:span></text:p>
        </text:list-item>
        <text:list-item>
          <text:p text:style-name="P8"><text:span text:style-name="T6">Internship Location:</text:span><text:span text:style-name="T2"> </text:span><text:span text:style-name="T4">Near EastFort,Thrissur</text:span></text:p>
        </text:list-item>
        <text:list-item>
          <text:p text:style-name="P8"><text:span text:style-name="T6">Internship Duration:</text:span><text:span text:style-name="T2"> </text:span><text:span text:style-name="T4">5/5/25 to 30/5/25</text:span></text:p>
        </text:list-item>
        <text:list-item>
          <text:p text:style-name="P8"><text:span text:style-name="T6">Purpose of Internship:</text:span><text:span text:style-name="T2"> </text:span><text:span text:style-name="T4">To learn how to build web apps using MERN stack.</text:span></text:p>
        </text:list-item>
      </text:list>
      <text:p text:style-name="P2" loext:marker-style-name="T2"/>
      <text:p text:style-name="P6" loext:marker-style-name="T2"><text:span text:style-name="T2">I understand that my child will be working under the supervision of </text:span><text:span text:style-name="T4">Mr.Gopikrishnan</text:span><text:span text:style-name="T2"> at </text:span><text:span text:style-name="T4">GrapesGenix</text:span><text:span text:style-name="T2">.</text:span></text:p>
      <text:p text:style-name="P2" loext:marker-style-name="T2"/>
      <text:p text:style-name="P6" loext:marker-style-name="T2"><text:span text:style-name="T2">I also acknowledge that the internship will involve </text:span><text:span text:style-name="T7">creating web apps using React,setting up databases using MongoDb,setting up NodeJs server environments and more</text:span><text:span text:style-name="T2">.</text:span></text:p>
      <text:p text:style-name="P2" loext:marker-style-name="T2"/>
      <text:p text:style-name="P6" loext:marker-style-name="T2"><text:span text:style-name="T2">Furthermore, I am aware that </text:span><text:span text:style-name="T8">Maharajas Technological Institute</text:span><text:span text:style-name="T2"> is not responsible for any accidents, injuries, or incidents that may occur during the internship program. I understand that it is the responsibility of the parents to provide necessary healthcare and safety measures for their child during the internship.</text:span></text:p>
      <text:p text:style-name="P2" loext:marker-style-name="T2"/>
      <text:p text:style-name="P6" loext:marker-style-name="T2"><text:span text:style-name="T2">I agree to indemnify and hol</text:span><text:span text:style-name="T9">d</text:span><text:span text:style-name="T2"> </text:span><text:span text:style-name="T10">MTI</text:span><text:span text:style-name="T2"> </text:span><text:span text:style-name="T9">harmless </text:span><text:span text:style-name="T2">from any claims or liabilities arising from my child's participation in the internship program.</text:span></text:p>
      <text:p text:style-name="P2" loext:marker-style-name="T2"/>
      <text:p text:style-name="P9" loext:marker-style-name="T2"><text:span text:style-name="T2">I have read and underst</text:span><text:span text:style-name="T11">oo</text:span><text:span text:style-name="T2">d this consent letter and agree to all its terms and conditions.</text:span></text:p>
      <text:p text:style-name="P9" loext:marker-style-name="T2"><text:span text:style-name="T2"/></text:p>
      <text:p text:style-name="P10"><text:span text:style-name="T2">Sincerely,</text:span></text:p>
      <text:p text:style-name="P11"/>
      <text:p text:style-name="P12"><text:s text:c="92"/><text:span text:style-name="T2"><text:tab/><text:tab/><text:tab/><text:tab/></text:span><text:span text:style-name="T12">Bindhu Bose</text:span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1"/>
      <text:p text:style-name="P13" loext:marker-style-name="T2"><text:span text:style-name="T2">Parent’s Phone No: </text:span><text:span text:style-name="T13">7012534248</text:span></text:p>
      <text:p text:style-name="P2" loext:marker-style-name="T2"/>
      <text:p text:style-name="P14" loext:marker-style-name="T2">Student <text:span text:style-name="T14">N</text:span>ame: <text:span text:style-name="T15">Allen Bose</text:span></text:p>
      <text:p text:style-name="P14" loext:marker-style-name="T2"/>
      <text:p text:style-name="P6" loext:marker-style-name="T16"><text:span text:style-name="T2">Student's Signature: <text:s text:c="7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adornments="Regular" style:font-family-generic="swiss" style:font-pitch="variable"/>
    <style:font-face style:name="Georgia" svg:font-family="Georgia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IN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IN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_20_1" style:display-name="Heading 1" style:family="paragraph" style:parent-style-name="normal" style:next-style-name="normal" style:class="text">
      <loext:graphic-properties draw:fill="none" draw:fill-color="#ffffff"/>
      <style:paragraph-properties fo:margin-top="0.423cm" fo:margin-bottom="0.423cm" style:contextual-spacing="false" fo:line-height="100%" fo:background-color="transparent" fo:padding="0cm" fo:border="none" style:shadow="none" style:join-border="fals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normal" style:class="text">
      <loext:graphic-properties draw:fill="none" draw:fill-color="#ffffff"/>
      <style:paragraph-properties fo:margin-top="0.397cm" fo:margin-bottom="0.397cm" style:contextual-spacing="false" fo:line-height="100%" fo:background-color="transparent" fo:padding="0cm" fo:border="none" style:shadow="none" style:join-border="fals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normal" style:class="text">
      <loext:graphic-properties draw:fill="none" draw:fill-color="#ffffff"/>
      <style:paragraph-properties fo:margin-top="0.423cm" fo:margin-bottom="0.423cm" style:contextual-spacing="false" fo:line-height="100%" fo:background-color="transparent" fo:padding="0cm" fo:border="none" style:shadow="none" style:join-border="fals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normal" style:class="text">
      <loext:graphic-properties draw:fill="none" draw:fill-color="#ffffff"/>
      <style:paragraph-properties fo:margin-top="0.45cm" fo:margin-bottom="0.45cm" style:contextual-spacing="false" fo:line-height="100%" fo:background-color="transparent" fo:padding="0cm" fo:border="none" style:shadow="none" style:join-border="fals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normal" style:class="text">
      <loext:graphic-properties draw:fill="none" draw:fill-color="#ffffff"/>
      <style:paragraph-properties fo:margin-top="0.45cm" fo:margin-bottom="0.45cm" style:contextual-spacing="false" fo:line-height="100%" fo:background-color="transparent" fo:padding="0cm" fo:border="none" style:shadow="none" style:join-border="fals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normal" style:class="text">
      <loext:graphic-properties draw:fill="none" draw:fill-color="#ffffff"/>
      <style:paragraph-properties fo:margin-top="0.635cm" fo:margin-bottom="0.635cm" style:contextual-spacing="false" fo:line-height="100%" fo:background-color="transparent" fo:padding="0cm" fo:border="none" style:shadow="none" style:join-border="fals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pitch="variable" fo:font-size="11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style:font-name="Arial3"/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3"/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3"/>
      </text:list-level-style-bullet>
      <text:list-level-style-bullet text:level="4" text:style-name="ListLabel_20_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rial3"/>
      </text:list-level-style-bullet>
      <text:list-level-style-bullet text:level="5" text:style-name="ListLabel_20_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3"/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Arial3"/>
      </text:list-level-style-bullet>
      <text:list-level-style-bullet text:level="7" text:style-name="ListLabel_20_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Arial3"/>
      </text:list-level-style-bullet>
      <text:list-level-style-bullet text:level="8" text:style-name="ListLabel_20_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Arial3"/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Aria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28T15:21:37.207000000</dc:date>
    <meta:editing-duration>PT25M10S</meta:editing-duration>
    <meta:editing-cycles>32</meta:editing-cycles>
    <meta:generator>LibreOffice/24.8.4.2$Windows_X86_64 LibreOffice_project/bb3cfa12c7b1bf994ecc5649a80400d06cd71002</meta:generator>
    <meta:print-date>2025-04-28T15:13:28.277000000</meta:print-date>
    <meta:printed-by>PDF files</meta:printed-by>
    <meta:document-statistic meta:table-count="0" meta:image-count="0" meta:object-count="0" meta:page-count="1" meta:paragraph-count="20" meta:word-count="220" meta:character-count="1603" meta:non-whitespace-character-count="1239"/>
  </office:meta>
</office:document-meta>
</file>